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HttpMessageWriterTests.write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rmHttpMessageWriterTests.stringConsumer(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HttpMessageWriterTests.can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